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2.85" calcext:value-type="float">
            <text:p>32.8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181.45" calcext:value-type="float">
            <text:p>3181.4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87742.4" calcext:value-type="float">
            <text:p>87742.4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999.4" calcext:value-type="float">
            <text:p>999.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41861.8" calcext:value-type="float">
            <text:p>41861.8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6.6" calcext:value-type="float">
            <text:p>206.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617.15" calcext:value-type="float">
            <text:p>617.1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0986" calcext:value-type="float">
            <text:p>1098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98837139.1" calcext:value-type="float">
            <text:p>198837139.1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223.55" calcext:value-type="float">
            <text:p>5223.5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65600.6677" calcext:value-type="float">
            <text:p>165600.6677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41827" calcext:value-type="float">
            <text:p>41827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6934" calcext:value-type="float">
            <text:p>6934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9931" calcext:value-type="float">
            <text:p>79931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1257" calcext:value-type="float">
            <text:p>41257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5T22:23:02.058364688</dc:date>
    <meta:editing-duration>PT5H38M28S</meta:editing-duration>
    <meta:editing-cycles>22</meta:editing-cycles>
    <meta:generator>LibreOffice/7.3.7.2$Linux_X86_64 LibreOffice_project/30$Build-2</meta:generator>
    <meta:document-statistic meta:table-count="1" meta:cell-count="184" meta:object-count="0"/>
  </office:meta>
</office:document-meta>
</file>